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7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 style:list-style-name="L17">
      <style:text-properties style:font-name="Liberation Serif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rsid="000587e5" officeooo:paragraph-rsid="000587e5"/>
    </style:style>
    <style:style style:name="P5" style:family="paragraph" style:parent-style-name="Standard">
      <style:paragraph-properties fo:text-align="start" style:justify-single-word="false"/>
      <style:text-properties fo:font-weight="bold" officeooo:rsid="000587e5" officeooo:paragraph-rsid="000587e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632f8" officeooo:paragraph-rsid="000632f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66066" officeooo:paragraph-rsid="0006606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7b023" officeooo:paragraph-rsid="0007b02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7b023" officeooo:paragraph-rsid="0007b02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92490" officeooo:paragraph-rsid="0009249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92490" officeooo:paragraph-rsid="000b430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b4303" officeooo:paragraph-rsid="000b4303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0632f8" officeooo:paragraph-rsid="000632f8"/>
    </style:style>
    <style:style style:name="P14" style:family="paragraph" style:parent-style-name="Standard">
      <style:paragraph-properties fo:text-align="start" style:justify-single-word="false"/>
      <style:text-properties officeooo:paragraph-rsid="00092490"/>
    </style:style>
    <style:style style:name="P15" style:family="paragraph" style:parent-style-name="Standard">
      <style:paragraph-properties fo:text-align="start" style:justify-single-word="false"/>
      <style:text-properties officeooo:paragraph-rsid="000b4303"/>
    </style:style>
    <style:style style:name="P16" style:family="paragraph" style:parent-style-name="Standard">
      <style:paragraph-properties fo:text-align="start" style:justify-single-word="false"/>
      <style:text-properties officeooo:rsid="00066066" officeooo:paragraph-rsid="00066066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weight="bold" officeooo:rsid="0007b023" officeooo:paragraph-rsid="0007b023" style:font-weight-asian="bold" style:font-weight-complex="bold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 style:list-style-name="L3"/>
    <style:style style:name="P21" style:family="paragraph" style:parent-style-name="Text_20_body" style:list-style-name="L5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1"/>
    <style:style style:name="P26" style:family="paragraph" style:parent-style-name="Text_20_body" style:list-style-name="L13"/>
    <style:style style:name="P27" style:family="paragraph" style:parent-style-name="Text_20_body">
      <style:paragraph-properties fo:text-align="start" style:justify-single-word="false"/>
      <style:text-properties fo:font-weight="bold" officeooo:rsid="0007b023" officeooo:paragraph-rsid="0007b023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font-weight="bold" officeooo:rsid="00092490" officeooo:paragraph-rsid="00092490" style:font-weight-asian="bold" style:font-weight-complex="bold"/>
    </style:style>
    <style:style style:name="P29" style:family="paragraph" style:parent-style-name="Text_20_body" style:list-style-name="L4">
      <style:paragraph-properties fo:margin-top="0cm" fo:margin-bottom="0cm" style:contextual-spacing="false"/>
      <style:text-properties style:font-name="Liberation Serif"/>
    </style:style>
    <style:style style:name="P30" style:family="paragraph" style:parent-style-name="Text_20_body" style:list-style-name="L4">
      <style:text-properties style:font-name="Liberation Serif"/>
    </style:style>
    <style:style style:name="P31" style:family="paragraph" style:parent-style-name="Text_20_body" style:list-style-name="L6">
      <style:text-properties style:font-name="Liberation Serif"/>
    </style:style>
    <style:style style:name="P32" style:family="paragraph" style:parent-style-name="Text_20_body" style:list-style-name="L17">
      <style:text-properties style:font-name="Liberation Serif" fo:font-size="12pt" style:font-size-asian="12pt" style:font-size-complex="12pt"/>
    </style:style>
    <style:style style:name="P33" style:family="paragraph" style:parent-style-name="Text_20_body" style:list-style-name="L14"/>
    <style:style style:name="P34" style:family="paragraph" style:parent-style-name="Text_20_body" style:list-style-name="L14">
      <style:paragraph-properties fo:margin-top="0cm" fo:margin-bottom="0cm" style:contextual-spacing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5">
      <style:paragraph-properties fo:margin-top="0cm" fo:margin-bottom="0cm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6">
      <style:paragraph-properties fo:margin-top="0cm" fo:margin-bottom="0cm" style:contextual-spacing="false"/>
    </style:style>
    <style:style style:name="P39" style:family="paragraph" style:parent-style-name="Text_20_body">
      <style:text-properties officeooo:paragraph-rsid="00092490"/>
    </style:style>
    <style:style style:name="T1" style:family="text">
      <style:text-properties officeooo:rsid="000587e5"/>
    </style:style>
    <style:style style:name="T2" style:family="text">
      <style:text-properties fo:font-weight="bold" officeooo:rsid="00092490" style:font-weight-asian="bold" style:font-weight-complex="bold"/>
    </style:style>
    <style:style style:name="T3" style:family="text">
      <style:text-properties fo:font-weight="bold" officeooo:rsid="000b4303" style:font-weight-asian="bold" style:font-weight-complex="bol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7b023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officeooo:rsid="0009c47f"/>
    </style:style>
    <style:style style:name="T8" style:family="text">
      <style:text-properties officeooo:rsid="000b430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STION DE ARCHIVOS Y PERMISOS</text:p>
      <text:p text:style-name="P4"/>
      <text:p text:style-name="P5">Los archivos pueden crearse, visualizarse de distintas formas, editarse , ver sus permisos para decidir que se puede hacer con ellos y eliminarse.</text:p>
      <text:p text:style-name="P5">A modo de ejemplo se crea un archivo en el Escritorio llamado gestion_archivo.txt con touch <text:s/>gestion_archivo.txt , luego este se abre y se escribe en el “ asi es el archivo original</text:p>
      <text:p text:style-name="P5"/>
      <text:p text:style-name="P5"/>
      <text:p text:style-name="P5">“.</text:p>
      <text:p text:style-name="P5"/>
      <text:p text:style-name="P5">1.- Visualizar archivos:</text:p>
      <text:p text:style-name="P5"/>
      <text:p text:style-name="P5">A.- Completo: Ejecutar el comando cat gestion_archivo.txt</text:p>
      <text:p text:style-name="P5">agregar captura</text:p>
      <text:p text:style-name="P5"/>
      <text:p text:style-name="P5">B.- Por páginas: more gestion_archivo.txt</text:p>
      <text:p text:style-name="P5"/>
      <text:p text:style-name="P6">C.- ver contenido con posibilidad de navegar arriba y abajo: less <text:span text:style-name="T1"><text:s/>gestion_archivo.txt</text:span></text:p>
      <text:p text:style-name="P5"/>
      <text:p text:style-name="P13">agregar captura less y more-cat</text:p>
      <text:p text:style-name="P13"/>
      <text:p text:style-name="P16">2. Editar archivos:</text:p>
      <text:p text:style-name="P16"/>
      <text:p text:style-name="P16">se hace con el comando nano gestion_archivo.txt, se habilita para editar, se escribe y se guarda con ctrl o y luego enter.</text:p>
      <text:p text:style-name="P16"/>
      <text:p text:style-name="P7">Agregar capturas</text:p>
      <text:p text:style-name="P7"/>
      <text:p text:style-name="P7"/>
      <text:p text:style-name="P8">GESTION DE PERMISOS</text:p>
      <text:p text:style-name="P8"/>
      <text:p text:style-name="P17">Para visualizar los permisos que tiene un archivo se ejecuta ls -l gestion_archivo.txt</text:p>
      <text:p text:style-name="P17"/>
      <text:p text:style-name="P27"><text:span text:style-name="Source_20_Text"><text:span text:style-name="T4">Salida en consola:</text:span></text:span></text:p>
      <text:p text:style-name="P27"><text:span text:style-name="Strong_20_Emphasis"><text:span text:style-name="Source_20_Text"><text:span text:style-name="T4">-rw-rw—r-- 1 gtactagi gtactagi 76 sep 9 11:21 gestion_archivo.txt</text:span></text:span></text:span></text:p>
      <text:list text:style-name="L2">
        <text:list-item>
          <text:p text:style-name="P19"><text:span text:style-name="Source_20_Text"><text:span text:style-name="T4">-</text:span></text:span><text:span text:style-name="T4">: Indica si es un archivo regular (si fuera un directorio sería una </text:span><text:span text:style-name="Source_20_Text"><text:span text:style-name="T4">d</text:span></text:span><text:span text:style-name="T4">).</text:span></text:p>
        </text:list-item>
        <text:list-item>
          <text:p text:style-name="P19"><text:span text:style-name="Source_20_Text"><text:span text:style-name="T4">rw-</text:span></text:span><text:span text:style-name="T4">: Permisos del propietario (lectura y escritura).</text:span></text:p>
        </text:list-item>
        <text:list-item>
          <text:p text:style-name="P19"><text:span text:style-name="Source_20_Text"><text:span text:style-name="T4">r</text:span></text:span><text:span text:style-name="Source_20_Text"><text:span text:style-name="T5">w</text:span></text:span><text:span text:style-name="Source_20_Text"><text:span text:style-name="T4">--</text:span></text:span><text:span text:style-name="T4">: Permisos del grupo (solo lectura </text:span><text:span text:style-name="T5">y escritura</text:span><text:span text:style-name="T4">).</text:span></text:p>
        </text:list-item>
        <text:list-item>
          <text:p text:style-name="P18"><text:span text:style-name="Source_20_Text"><text:span text:style-name="T4">r--</text:span></text:span><text:span text:style-name="T4">: Permisos para otros usuarios (solo lectura).</text:span></text:p>
        </text:list-item>
      </text:list>
      <text:list text:style-name="L3">
        <text:list-item>
          <text:p text:style-name="P20"><text:span text:style-name="Strong_20_Emphasis"><text:span text:style-name="Source_20_Text"><text:span text:style-name="T4">1</text:span></text:span></text:span><text:span text:style-name="T4">: El número de enlaces duros (hard links) al archivo.</text:span></text:p>
        </text:list-item>
      </text:list>
      <text:list text:style-name="L4">
        <text:list-item>
          <text:p text:style-name="P29">En sistemas de archivos Unix/Linux, cada archivo tiene al menos un enlace duro, que es la referencia del archivo en el sistema de archivos. Si se crean más enlaces duros, este número aumentaría.</text:p>
        </text:list-item>
        <text:list-item>
          <text:p text:style-name="P30">Para directorios, este número representa la cantidad de subdirectorios o enlaces dentro de él.</text:p>
        </text:list-item>
      </text:list>
      <text:list text:style-name="L5">
        <text:list-item>
          <text:p text:style-name="P21"><text:span text:style-name="Source_20_Text"><text:span text:style-name="T5">gtactagi</text:span></text:span><text:span text:style-name="T4"> (primero): El propietario del archivo.</text:span></text:p>
        </text:list-item>
      </text:list>
      <text:list text:style-name="L6">
        <text:list-item>
          <text:p text:style-name="P31">Este es el nombre del usuario que posee el archivo.</text:p>
        </text:list-item>
      </text:list>
      <text:list text:style-name="L7">
        <text:list-item>
          <text:p text:style-name="P22"><text:span text:style-name="Source_20_Text"><text:span text:style-name="T5">gtactagi</text:span></text:span><text:span text:style-name="T4"> (segundo): El grupo propietario del archivo.</text:span></text:p>
        </text:list-item>
      </text:list>
      <text:list text:style-name="L8">
        <text:list-item>
          <text:p text:style-name="P23"><text:soft-page-break/><text:span text:style-name="T4">En Linux, cada archivo tiene un grupo asociado. En este caso, el archivo pertenece al grupo </text:span><text:span text:style-name="Source_20_Text"><text:span text:style-name="T5">gtactagi</text:span></text:span><text:span text:style-name="T4">.</text:span></text:p>
        </text:list-item>
      </text:list>
      <text:list text:style-name="L9">
        <text:list-item>
          <text:p text:style-name="P24"><text:span text:style-name="Source_20_Text"><text:span text:style-name="T5">76</text:span></text:span><text:span text:style-name="T4">: El tamaño del archivo en bytes.</text:span></text:p>
        </text:list-item>
      </text:list>
      <text:list text:style-name="L11">
        <text:list-item>
          <text:p text:style-name="P25"><text:span text:style-name="Strong_20_Emphasis"><text:span text:style-name="Source_20_Text"><text:span text:style-name="T4">sep </text:span></text:span></text:span><text:span text:style-name="Strong_20_Emphasis"><text:span text:style-name="Source_20_Text"><text:span text:style-name="T5">9</text:span></text:span></text:span><text:span text:style-name="Strong_20_Emphasis"><text:span text:style-name="Source_20_Text"><text:span text:style-name="T4"> 1</text:span></text:span></text:span><text:span text:style-name="Strong_20_Emphasis"><text:span text:style-name="Source_20_Text"><text:span text:style-name="T5">1</text:span></text:span></text:span><text:span text:style-name="Strong_20_Emphasis"><text:span text:style-name="Source_20_Text"><text:span text:style-name="T4">:</text:span></text:span></text:span><text:span text:style-name="Strong_20_Emphasis"><text:span text:style-name="Source_20_Text"><text:span text:style-name="T5">2</text:span></text:span></text:span><text:span text:style-name="Source_20_Text"><text:span text:style-name="T5">1</text:span></text:span><text:span text:style-name="T4">: La fecha y hora de la última modificación del archivo.</text:span></text:p>
        </text:list-item>
      </text:list>
      <text:list text:style-name="L13">
        <text:list-header>
          <text:p text:style-name="P26"><text:span text:style-name="Strong_20_Emphasis"><text:span text:style-name="Source_20_Text"><text:span text:style-name="T5">gestion_</text:span></text:span></text:span><text:span text:style-name="Strong_20_Emphasis"><text:span text:style-name="Source_20_Text"><text:span text:style-name="T4">archivo.txt</text:span></text:span></text:span><text:span text:style-name="T4">: El nombre del archivo.</text:span></text:p>
        </text:list-header>
      </text:list>
      <text:p text:style-name="P9"/>
      <text:p text:style-name="P10">Cambiar los permisos:</text:p>
      <text:p text:style-name="P10"/>
      <text:p text:style-name="P10">A.- hacer ejecutable para todos los usuarios: asi como todos lo pueden ejecutar</text:p>
      <text:p text:style-name="P11">chmod +x <text:s/><text:span text:style-name="T7">gestion_</text:span></text:p>
      <text:p text:style-name="P11">archivo.txt </text:p>
      <text:p text:style-name="P10"/>
      <text:p text:style-name="P10">x:execute</text:p>
      <text:p text:style-name="P10">chmod: cambiar permisos</text:p>
      <text:p text:style-name="P10"/>
      <text:p text:style-name="P14"><text:span text:style-name="T2">B.- </text:span>Para dar permisos de lectura, escritura y ejecución al propietario y solo lectura a otros:</text:p>
      <text:p text:style-name="P10">chmod 755 gestion_archivo.txt <text:s/></text:p>
      <text:p text:style-name="P10"/>
      <text:p text:style-name="P28">El número <text:span text:style-name="Strong_20_Emphasis">755</text:span> es un código que representa los permisos de <text:span text:style-name="Strong_20_Emphasis">lectura</text:span>, <text:span text:style-name="Strong_20_Emphasis">escritura</text:span>, y <text:span text:style-name="Strong_20_Emphasis">ejecución</text:span> para el <text:span text:style-name="Strong_20_Emphasis">propietario</text:span>, el <text:span text:style-name="Strong_20_Emphasis">grupo</text:span>, y <text:span text:style-name="Strong_20_Emphasis">otros</text:span> usuarios.</text:p>
      <text:p text:style-name="P39">cómo se desglosa el número <text:span text:style-name="Strong_20_Emphasis">755?</text:span></text:p>
      <text:p text:style-name="P39">Notación Octal</text:p>
      <text:p text:style-name="Text_20_body">Cada dígito del número representa permisos para una categoría de usuarios. Hay tres categorías:</text:p>
      <text:list text:style-name="L14">
        <text:list-item>
          <text:p text:style-name="P34"><text:span text:style-name="Strong_20_Emphasis">Propietario</text:span> (el usuario que posee el archivo)</text:p>
        </text:list-item>
        <text:list-item>
          <text:p text:style-name="P34"><text:span text:style-name="Strong_20_Emphasis">Grupo</text:span> (usuarios que pertenecen al grupo del archivo)</text:p>
        </text:list-item>
        <text:list-item>
          <text:p text:style-name="P33"><text:span text:style-name="Strong_20_Emphasis">Otros</text:span> (todos los demás usuarios)</text:p>
        </text:list-item>
      </text:list>
      <text:p text:style-name="Text_20_body">Los permisos son:</text:p>
      <text:list text:style-name="L15">
        <text:list-item>
          <text:p text:style-name="P36"><text:span text:style-name="Strong_20_Emphasis">Lectura</text:span> (<text:span text:style-name="Source_20_Text">r</text:span>): 4</text:p>
        </text:list-item>
        <text:list-item>
          <text:p text:style-name="P36"><text:span text:style-name="Strong_20_Emphasis">Escritura</text:span> (<text:span text:style-name="Source_20_Text">w</text:span>): 2</text:p>
        </text:list-item>
        <text:list-item>
          <text:p text:style-name="P35"><text:span text:style-name="Strong_20_Emphasis">Ejecución</text:span> (<text:span text:style-name="Source_20_Text">x</text:span>): 1</text:p>
        </text:list-item>
      </text:list>
      <text:p text:style-name="Text_20_body">Se suman estos valores para determinar los permisos que se conceden.</text:p>
      <text:h text:style-name="Heading_20_3" text:outline-level="3">Desglose del 755</text:h>
      <text:list text:style-name="L16">
        <text:list-item>
          <text:p text:style-name="P37"><text:span text:style-name="Strong_20_Emphasis">7</text:span> (Propietario): Lectura (<text:span text:style-name="Source_20_Text">r</text:span>), escritura (<text:span text:style-name="Source_20_Text">w</text:span>), y ejecución (<text:span text:style-name="Source_20_Text">x</text:span>)</text:p>
          <text:list>
            <text:list-item>
              <text:p text:style-name="P38">4 (lectura) + 2 (escritura) + 1 (ejecución) = 7</text:p>
            </text:list-item>
            <text:list-item>
              <text:p text:style-name="P38">Esto significa que el propietario puede <text:span text:style-name="Strong_20_Emphasis">leer</text:span>, <text:span text:style-name="Strong_20_Emphasis">escribir</text:span>, y <text:span text:style-name="Strong_20_Emphasis">ejecutar</text:span> el archivo.</text:p>
            </text:list-item>
          </text:list>
        </text:list-item>
        <text:list-item>
          <text:p text:style-name="P37"><text:span text:style-name="Strong_20_Emphasis">5</text:span> (Grupo): Lectura (<text:span text:style-name="Source_20_Text">r</text:span>) y ejecución (<text:span text:style-name="Source_20_Text">x</text:span>)</text:p>
          <text:list>
            <text:list-item>
              <text:p text:style-name="P38">4 (lectura) + 1 (ejecución) = 5</text:p>
            </text:list-item>
            <text:list-item>
              <text:p text:style-name="P38">El grupo puede <text:span text:style-name="Strong_20_Emphasis">leer</text:span> y <text:span text:style-name="Strong_20_Emphasis">ejecutar</text:span> el archivo, pero no puede escribir en él.</text:p>
            </text:list-item>
          </text:list>
        </text:list-item>
        <text:list-item>
          <text:p text:style-name="P37"><text:span text:style-name="Strong_20_Emphasis">5</text:span> (Otros): Lectura (<text:span text:style-name="Source_20_Text">r</text:span>) y ejecución (<text:span text:style-name="Source_20_Text">x</text:span>)</text:p>
          <text:list>
            <text:list-item>
              <text:p text:style-name="P38"><text:soft-page-break/>4 (lectura) + 1 (ejecución) = 5</text:p>
            </text:list-item>
            <text:list-item>
              <text:p text:style-name="P37">Todos los demás usuarios pueden <text:span text:style-name="Strong_20_Emphasis">leer</text:span> y <text:span text:style-name="Strong_20_Emphasis">ejecutar</text:span> el archivo, pero no escribir en él.</text:p>
            </text:list-item>
          </text:list>
        </text:list-item>
      </text:list>
      <text:p text:style-name="P10"/>
      <text:p text:style-name="P15"><text:span text:style-name="T3">C.- </text:span><text:span text:style-name="Strong_20_Emphasis">Cambiar el propietario de un archivo con </text:span><text:span text:style-name="Strong_20_Emphasis"><text:span text:style-name="Source_20_Text">chown</text:span></text:span>:</text:p>
      <text:list xml:id="list3152134691" text:style-name="L17">
        <text:list-header>
          <text:p text:style-name="P32"><text:span text:style-name="T8">* </text:span>Para cambiar el propietario de un archivo a otro usuario:</text:p>
        </text:list-header>
      </text:list>
      <text:p text:style-name="P2"/>
      <text:list xml:id="list121142483036345" text:continue-numbering="true" text:style-name="L17">
        <text:list-header>
          <text:p text:style-name="P1"><text:span text:style-name="Source_20_Text"><text:span text:style-name="T6">sudo chown nuevo_usuario archivo.txt</text:span></text:span></text:p>
          <text:p text:style-name="P32"><text:span text:style-name="T8">* </text:span>Para cambiar tanto el propietario como el grupo:</text:p>
          <text:p text:style-name="P3"/>
          <text:p text:style-name="P1"><text:span text:style-name="Source_20_Text"><text:span text:style-name="T6">sudo chown nuevo_usuario:nuevo_grupo archivo.txt</text:span></text:span></text:p>
        </text:list-header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9T11:03:43.455000000</meta:creation-date>
    <dc:date>2024-09-09T12:11:41.081000000</dc:date>
    <meta:editing-duration>PT1H7M55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67" meta:word-count="604" meta:character-count="3522" meta:non-whitespace-character-count="3015"/>
  </office:meta>
</office:document-meta>
</file>